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emeResolverTests.fixedThem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ResolverTests.sessionThem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ResolverTests.cookieThem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ResolverTests.sessionThemeResolver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emeResolverTests.internalTest( ThemeResolver themeResolver , boolean shouldSet , String defaul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